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81fa1" officeooo:paragraph-rsid="00381fa1"/>
    </style:style>
    <style:style style:name="P2" style:family="paragraph" style:parent-style-name="Text_20_body">
      <style:text-properties officeooo:rsid="00381fa1" officeooo:paragraph-rsid="0039de56"/>
    </style:style>
    <style:style style:name="P3" style:family="paragraph" style:parent-style-name="Text_20_body">
      <style:text-properties officeooo:rsid="00381fa1" officeooo:paragraph-rsid="003ba75e"/>
    </style:style>
    <style:style style:name="P4" style:family="paragraph" style:parent-style-name="Text_20_body">
      <style:text-properties officeooo:rsid="00381fa1" officeooo:paragraph-rsid="003eb6ec"/>
    </style:style>
    <style:style style:name="P5" style:family="paragraph" style:parent-style-name="Text_20_body">
      <style:text-properties officeooo:rsid="00381fa1" officeooo:paragraph-rsid="00413155"/>
    </style:style>
    <style:style style:name="P6" style:family="paragraph" style:parent-style-name="Text_20_body">
      <style:text-properties officeooo:rsid="0039de56" officeooo:paragraph-rsid="0039de56"/>
    </style:style>
    <style:style style:name="P7" style:family="paragraph" style:parent-style-name="Text_20_body">
      <style:text-properties officeooo:rsid="003ba75e" officeooo:paragraph-rsid="003ba75e"/>
    </style:style>
    <style:style style:name="P8" style:family="paragraph" style:parent-style-name="Text_20_body">
      <style:text-properties officeooo:rsid="003ba75e" officeooo:paragraph-rsid="00413155"/>
    </style:style>
    <style:style style:name="P9" style:family="paragraph" style:parent-style-name="Text_20_body">
      <style:text-properties officeooo:rsid="003ba75e" officeooo:paragraph-rsid="0042cdc2"/>
    </style:style>
    <style:style style:name="P10" style:family="paragraph" style:parent-style-name="Heading_20_1" style:master-page-name="Right_20_Page">
      <style:paragraph-properties style:page-number="auto"/>
      <style:text-properties officeooo:rsid="00381fa1" officeooo:paragraph-rsid="00381fa1"/>
    </style:style>
    <style:style style:name="P11" style:family="paragraph" style:parent-style-name="Heading_20_3">
      <style:paragraph-properties fo:margin-top="0.499cm" fo:margin-bottom="0.25cm" loext:contextual-spacing="false"/>
    </style:style>
    <style:style style:name="T1" style:family="text">
      <style:text-properties officeooo:rsid="00381fa1"/>
    </style:style>
    <style:style style:name="T2" style:family="text">
      <style:text-properties officeooo:rsid="00392ec8"/>
    </style:style>
    <style:style style:name="T3" style:family="text">
      <style:text-properties officeooo:rsid="0039de56"/>
    </style:style>
    <style:style style:name="T4" style:family="text">
      <style:text-properties officeooo:rsid="003ba75e"/>
    </style:style>
    <style:style style:name="T5" style:family="text">
      <style:text-properties officeooo:rsid="003d0cc3"/>
    </style:style>
    <style:style style:name="T6" style:family="text">
      <style:text-properties officeooo:rsid="003d18e3"/>
    </style:style>
    <style:style style:name="T7" style:family="text">
      <style:text-properties officeooo:rsid="003f909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ba75e" style:font-style-asian="italic" style:font-style-complex="italic"/>
    </style:style>
    <style:style style:name="T10" style:family="text">
      <style:text-properties fo:font-style="italic" officeooo:rsid="00392ec8" style:font-style-asian="italic" style:font-style-complex="italic"/>
    </style:style>
    <style:style style:name="T11" style:family="text">
      <style:text-properties officeooo:rsid="004494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Havana</text:h>
      <text:p text:style-name="Heading_20_2">Camila Cabello</text:p>
      <text:p text:style-name="P1">Capo 5</text:p>
      <text:p text:style-name="Heading_20_3">[INTRO]</text:p>
      <text:p text:style-name="P1">Dm G A <text:s text:c="3"/><text:span text:style-name="T9">(</text:span><text:span text:style-name="T8">x</text:span><text:span text:style-name="T10">4, Maracas come in after x2)</text:span></text:p>
      <text:p text:style-name="Heading_20_3">[<text:span text:style-name="T1">CHORUS</text:span>]</text:p>
      <text:p text:style-name="P1">Dm <text:s text:c="15"/>G <text:s text:c="2"/>A</text:p>
      <text:p text:style-name="P1">Havana, ooh na-na </text:p>
      <text:p text:style-name="P1"><text:s text:c="23"/>Dm <text:s text:c="15"/>G <text:s/>A</text:p>
      <text:p text:style-name="P1">Half of my heart is in Havana, ooh-na-na </text:p>
      <text:p text:style-name="P1"><text:s text:c="24"/>Dm <text:s text:c="15"/>G <text:s/>A</text:p>
      <text:p text:style-name="P1">He took me back to East Atlanta, na-na-na</text:p>
      <text:p text:style-name="P1"><text:s text:c="25"/>Dm</text:p>
      <text:p text:style-name="P1">Oh, but my heart is in Havana </text:p>
      <text:p text:style-name="P1"><text:s text:c="8"/><text:span text:style-name="T2">G <text:s text:c="18"/>A</text:span></text:p>
      <text:p text:style-name="P1">There's somethin<text:span text:style-name="T5">g</text:span> 'bout his manners</text:p>
      <text:p text:style-name="P1"><text:s text:c="22"/><text:span text:style-name="T2">Dm</text:span></text:p>
      <text:p text:style-name="P1">Havana, ooh na-na</text:p>
      <text:p text:style-name="Heading_20_3">[VERSE 1]</text:p>
      <text:p text:style-name="Text_20_body"><text:span text:style-name="T3">Dm <text:s text:c="22"/></text:span><text:s text:c="3"/><text:span text:style-name="T2">G <text:s text:c="15"/>A</text:span></text:p>
      <text:p text:style-name="P1">He didn't walk up with that "how you doin'?"</text:p>
      <text:p text:style-name="P1"/>
      <text:p text:style-name="P1">(When he came in the room)</text:p>
      <text:p text:style-name="P6">Dm <text:s text:c="22"/>G <text:s text:c="19"/>A</text:p>
      <text:p text:style-name="P1">He said there's a lot of girls I can do with</text:p>
      <text:p text:style-name="P1"/>
      <text:p text:style-name="P1">(But I can't without you)</text:p>
      <text:p text:style-name="P6">Dm <text:s text:c="21"/>G <text:s text:c="10"/>A</text:p>
      <text:p text:style-name="P1">I knew him forever in a minute</text:p>
      <text:p text:style-name="P1"/>
      <text:p text:style-name="P1">(That summer night in June)</text:p>
      <text:p text:style-name="P6">Dm <text:s text:c="18"/>G <text:s text:c="13"/>A</text:p>
      <text:p text:style-name="P1">And papa says he got malo in him</text:p>
      <text:p text:style-name="P1"/>
      <text:p text:style-name="P1"><text:span text:style-name="T7">(</text:span>He got me feelin' like<text:span text:style-name="T7">)</text:span></text:p>
      <text:p text:style-name="Heading_20_3"><text:soft-page-break/>[PRE-CHORUS]</text:p>
      <text:p text:style-name="P6">Dm G A <text:s text:c="17"/>Dm</text:p>
      <text:p text:style-name="P1">Ooh... I knew it when I met him</text:p>
      <text:p text:style-name="P1"><text:s text:c="2"/><text:span text:style-name="T3">G <text:s text:c="15"/>A</text:span></text:p>
      <text:p text:style-name="P2">I loved him when I left him <text:s/><text:span text:style-name="T3">(</text:span>Got me feelin' like<text:span text:style-name="T3">)</text:span></text:p>
      <text:p text:style-name="P6">Dm G A <text:s text:c="18"/>Dm</text:p>
      <text:p text:style-name="P1">Ooh... and then I had to tell him</text:p>
      <text:p text:style-name="P1"><text:s text:c="2"/><text:span text:style-name="T3">G <text:s text:c="5"/>A</text:span></text:p>
      <text:p text:style-name="P1">I had to go, oh na-na-na-na-na</text:p>
      <text:p text:style-name="Heading_20_3">[CHORUS]</text:p>
      <text:p text:style-name="P2">Dm <text:s text:c="15"/>G <text:s text:c="2"/>A</text:p>
      <text:p text:style-name="P2">Havana, ooh na-na </text:p>
      <text:p text:style-name="P2"><text:s text:c="23"/>Dm <text:s text:c="15"/>G <text:s/>A</text:p>
      <text:p text:style-name="P2">Half of my heart is in Havana, ooh-na-na </text:p>
      <text:p text:style-name="P2"><text:s text:c="24"/>Dm <text:s text:c="15"/>G <text:s/>A</text:p>
      <text:p text:style-name="P2">He took me back to East Atlanta, na-na-na</text:p>
      <text:p text:style-name="P4"><text:s text:c="25"/>Dm <text:s text:c="5"/><text:span text:style-name="T2">G <text:s text:c="12"/>A</text:span></text:p>
      <text:p text:style-name="P4">Oh, but my heart is in Havana <text:span text:style-name="T4">My heart is in Havana</text:span></text:p>
      <text:p text:style-name="P4"><text:s text:c="22"/></text:p>
      <text:p text:style-name="P2">Havana, ooh na-na</text:p>
      <text:p text:style-name="Heading_20_3">[INSTRUMENTAL]</text:p>
      <text:p text:style-name="P1">Dm G A <text:s text:c="4"/><text:span text:style-name="T9">(</text:span><text:span text:style-name="T8">x</text:span><text:span text:style-name="T10">4, Clapping)</text:span></text:p>
      <text:p text:style-name="Heading_20_3">[CHORUS]</text:p>
      <text:p text:style-name="P2">Dm <text:s text:c="15"/>G <text:s text:c="2"/>A</text:p>
      <text:p text:style-name="P2">Havana, ooh na-na <text:s text:c="2"/><text:span text:style-name="T3">(ay <text:s/>ay)</text:span></text:p>
      <text:p text:style-name="P2"><text:s text:c="23"/>Dm <text:s text:c="15"/>G <text:s/>A</text:p>
      <text:p text:style-name="P2">Half of my heart is in Havana, ooh-na-na </text:p>
      <text:p text:style-name="P2"><text:s text:c="24"/>Dm <text:s text:c="15"/>G <text:s/>A</text:p>
      <text:p text:style-name="P2">He took me back to East Atlanta, na-na-na</text:p>
      <text:p text:style-name="P3"><text:s text:c="25"/>Dm <text:s text:c="5"/><text:span text:style-name="T2">G <text:s text:c="12"/>A</text:span></text:p>
      <text:p text:style-name="P3">Oh, but my heart is in Havana <text:span text:style-name="T4">My heart is in Havana</text:span></text:p>
      <text:p text:style-name="P2"><text:s text:c="22"/><text:span text:style-name="T2">Dm</text:span></text:p>
      <text:p text:style-name="P2">Havana, ooh na-na</text:p>
      <text:p text:style-name="P11"><text:soft-page-break/>[BRIDGE]</text:p>
      <text:p text:style-name="P7">Dm G A <text:s text:c="4"/>Dm G A</text:p>
      <text:p text:style-name="P1">Ooh na-na, oh na-na-na</text:p>
      <text:p text:style-name="P7">Dm <text:s text:c="4"/>G <text:s text:c="4"/>A</text:p>
      <text:p text:style-name="P1">Take me back, back, back like</text:p>
      <text:p text:style-name="P7">Dm G A <text:s text:c="4"/>Dm G A</text:p>
      <text:p text:style-name="P3">Ooh na-na, oh na-na-na</text:p>
      <text:p text:style-name="P8">Dm <text:s text:c="4"/>G <text:s text:c="4"/>A <text:s text:c="17"/>Dm G A</text:p>
      <text:p text:style-name="P5">Take me back, back, back like <text:s text:c="2"/>Ooh...</text:p>
      <text:p text:style-name="P7">Dm <text:s text:c="10"/>G <text:s text:c="6"/>A <text:s text:c="9"/>Dm G A</text:p>
      <text:p text:style-name="P1">Take me back to my Havana...</text:p>
      <text:p text:style-name="Heading_20_3">[CHORUS]</text:p>
      <text:p text:style-name="P2">Dm <text:s text:c="15"/>G <text:s text:c="2"/>A</text:p>
      <text:p text:style-name="P2">Havana, ooh na-na </text:p>
      <text:p text:style-name="P2"><text:s text:c="23"/>Dm <text:s text:c="15"/>G <text:s/>A</text:p>
      <text:p text:style-name="P2">Half of my heart is in Havana, ooh-na-na <text:s text:c="2"/><text:span text:style-name="T3">(oh yeah)</text:span></text:p>
      <text:p text:style-name="P2"><text:s text:c="24"/>Dm <text:s text:c="15"/>G <text:s/>A</text:p>
      <text:p text:style-name="P2">He took me back to East Atlanta, na-na-na</text:p>
      <text:p text:style-name="P3"><text:s text:c="25"/>Dm <text:s text:c="5"/><text:span text:style-name="T2">G <text:s text:c="12"/>A</text:span></text:p>
      <text:p text:style-name="P3">Oh, but my heart is in Havana <text:span text:style-name="T4">My heart is in Havana</text:span></text:p>
      <text:p text:style-name="P3"><text:s text:c="22"/><text:span text:style-name="T2">Dm</text:span></text:p>
      <text:p text:style-name="P2">Havana, ooh na-na</text:p>
      <text:p text:style-name="Heading_20_3">[<text:span text:style-name="T11">BRIDGE</text:span>]</text:p>
      <text:p text:style-name="P7">Dm G <text:s text:c="2"/>A</text:p>
      <text:p text:style-name="P1">Uh huh</text:p>
      <text:p text:style-name="P7">Dm <text:s text:c="12"/>G <text:s/>A</text:p>
      <text:p text:style-name="P1">Oh na-na-na...</text:p>
      <text:p text:style-name="P7">Dm <text:s text:c="9"/>G <text:s text:c="6"/>A</text:p>
      <text:p text:style-name="P1">No, no, no, take me back</text:p>
      <text:p text:style-name="P7">Dm <text:s text:c="3"/>G <text:s text:c="4"/>A</text:p>
      <text:p text:style-name="P1">Oh na-na-na</text:p>
      <text:p text:style-name="P7">Dm <text:s text:c="9"/>G <text:s text:c="5"/>A</text:p>
      <text:p text:style-name="P1">Havana, ooh na-na</text:p>
      <text:p text:style-name="Heading_20_3">[OUTRO]</text:p>
      <text:p text:style-name="P9">Dm G A <text:s text:c="5"/>Dm G A <text:s text:c="5"/><text:span text:style-name="T6">D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54M51S</meta:editing-duration>
    <meta:editing-cycles>51</meta:editing-cycles>
    <meta:generator>LibreOffice/5.2.7.2$Linux_X86_64 LibreOffice_project/20m0$Build-2</meta:generator>
    <dc:title>Lyrics + Chords</dc:title>
    <dc:date>2018-05-12T09:33:58.560039902</dc:date>
    <meta:print-date>2018-05-12T09:23:12.683877095</meta:print-date>
    <meta:document-statistic meta:table-count="0" meta:image-count="0" meta:object-count="0" meta:page-count="3" meta:paragraph-count="99" meta:word-count="426" meta:character-count="2733" meta:non-whitespace-character-count="140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